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27000002ED6C763669A2E4F80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0.787cm" svg:x="1.001cm" svg:y="1.227cm">
          <draw:image xlink:href="Pictures/1000000000000527000002ED6C763669A2E4F80B.png" xlink:type="simple" xlink:show="embed" xlink:actuate="onLoad" loext:mime-type="image/png">
            <text:p/>
          </draw:image>
        </draw:frame>
        <draw:frame draw:style-name="gr2" draw:text-style-name="P2" draw:layer="layout" svg:width="14.125cm" svg:height="1.673cm" svg:x="4.295cm" svg:y="13.744cm">
          <draw:text-box>
            <text:p>Airbus 350 tomado de video</text:p>
            <text:p>https://www.youtube.com/watch?v=jk-WClye4b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8T17:16:31.289920635</meta:creation-date>
    <dc:date>2020-08-08T17:20:51.860379351</dc:date>
    <meta:editing-duration>PT4M27S</meta:editing-duration>
    <meta:editing-cycles>1</meta:editing-cycles>
    <meta:generator>LibreOffice/6.1.5.2$Linux_X86_64 LibreOffice_project/10$Build-2</meta:generator>
    <meta:document-statistic meta:object-count="2"/>
  </office:meta>
</office:document-meta>
</file>